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var(--font-mono)" svg:font-family="var(--font-mono)" style:font-family-generic="roman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fo:background-color="#ffff00"/>
    </style:style>
    <style:style style:name="P3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var(--font-mono)" fo:font-size="10pt" fo:language="en" fo:country="US" style:font-name-asian="Times New Roman1" style:font-size-asian="10pt" style:font-name-complex="Courier New2" style:font-size-complex="10pt"/>
    </style:style>
    <style:style style:name="P4" style:family="paragraph" style:parent-style-name="Standard" style:list-style-name="">
      <style:paragraph-properties fo:margin-top="0in" fo:margin-bottom="0.1945in" style:contextual-spacing="false"/>
      <style:text-properties fo:color="#000000" loext:opacity="100%" style:font-name="Times New Roman" fo:font-size="18pt" fo:font-weight="bold" style:letter-kerning="true" style:font-name-asian="Times New Roman1" style:font-size-asian="18pt" style:font-weight-asian="bold" style:font-name-complex="Times New Roman1" style:font-size-complex="18pt" style:font-weight-complex="bold"/>
    </style:style>
    <style:style style:name="P5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8pt" fo:font-weight="bold" style:letter-kerning="true" style:font-name-asian="Times New Roman1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7" style:family="paragraph" style:parent-style-name="Standard">
      <style:paragraph-properties fo:margin-top="0.1945in" fo:margin-bottom="0.1945in" style:contextual-spacing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0" style:family="paragraph" style:parent-style-name="Standard">
      <style:paragraph-properties fo:margin-top="0.1945in" fo:margin-bottom="0.1945in" style:contextual-spacing="false"/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P11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P12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top="0.1945in" fo:margin-bottom="0.1945in" style:contextual-spacing="false"/>
      <style:text-properties fo:color="#000000" loext:opacity="100%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4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5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P17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P19" style:family="paragraph" style:parent-style-name="Standard">
      <style:text-properties fo:color="#000000" loext:opacity="100%" style:font-name="Times New Roman" style:font-name-asian="Times New Roman1" style:font-name-complex="Times New Roman1"/>
    </style:style>
    <style:style style:name="P20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P21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var(--font-mono)" fo:font-size="10pt" style:font-name-asian="Times New Roman1" style:font-size-asian="10pt" style:font-name-complex="Courier New2" style:font-size-complex="10pt"/>
    </style:style>
    <style:style style:name="P22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var(--font-mono)" fo:font-size="10pt" fo:language="en" fo:country="US" style:font-name-asian="Times New Roman1" style:font-size-asian="10pt" style:font-name-complex="Courier New2" style:font-size-complex="10pt"/>
    </style:style>
    <style:style style:name="P23" style:family="paragraph" style:parent-style-name="Standard" style:list-style-name="WWNum17">
      <style:paragraph-properties fo:margin-top="0.1945in" fo:margin-bottom="0in" style:contextual-spacing="false"/>
      <style:text-properties fo:color="#000000" loext:opacity="100%"/>
    </style:style>
    <style:style style:name="P24" style:family="paragraph" style:parent-style-name="Standard" style:list-style-name="WWNum17">
      <style:paragraph-properties fo:margin-top="0in" fo:margin-bottom="0in" style:contextual-spacing="false"/>
      <style:text-properties fo:color="#000000" loext:opacity="100%"/>
    </style:style>
    <style:style style:name="P25" style:family="paragraph" style:parent-style-name="Standard" style:list-style-name="WWNum17">
      <style:paragraph-properties fo:margin-top="0in" fo:margin-bottom="0.1945in" style:contextual-spacing="false"/>
      <style:text-properties fo:color="#000000" loext:opacity="100%"/>
    </style:style>
    <style:style style:name="P26" style:family="paragraph" style:parent-style-name="Standard" style:list-style-name="">
      <style:paragraph-properties fo:margin-top="0.1945in" fo:margin-bottom="0.1945in" style:contextual-spacing="false"/>
    </style:style>
    <style:style style:name="P27" style:family="paragraph" style:parent-style-name="Standard" style:list-style-name="">
      <style:paragraph-properties fo:margin-top="0.1945in" fo:margin-bottom="0.1945in" style:contextual-spacing="false"/>
      <style:text-properties officeooo:paragraph-rsid="001c5883"/>
    </style:style>
    <style:style style:name="P28" style:family="paragraph" style:parent-style-name="Standard" style:list-style-name="WWNum16">
      <style:paragraph-properties fo:margin-top="0.1945in" fo:margin-bottom="0in" style:contextual-spacing="false"/>
    </style:style>
    <style:style style:name="P29" style:family="paragraph" style:parent-style-name="Standard" style:list-style-name="WWNum16">
      <style:paragraph-properties fo:margin-top="0in" fo:margin-bottom="0.1945in" style:contextual-spacing="false"/>
    </style:style>
    <style:style style:name="P30" style:family="paragraph" style:parent-style-name="Standard" style:list-style-name="WWNum18">
      <style:paragraph-properties fo:margin-top="0.1945in" fo:margin-bottom="0in" style:contextual-spacing="false"/>
    </style:style>
    <style:style style:name="P31" style:family="paragraph" style:parent-style-name="Standard" style:list-style-name="WWNum18">
      <style:paragraph-properties fo:margin-top="0in" fo:margin-bottom="0in" style:contextual-spacing="false"/>
    </style:style>
    <style:style style:name="P32" style:family="paragraph" style:parent-style-name="Standard" style:list-style-name="WWNum18">
      <style:paragraph-properties fo:margin-top="0in" fo:margin-bottom="0.1945in" style:contextual-spacing="false"/>
    </style:style>
    <style:style style:name="P33" style:family="paragraph" style:parent-style-name="Standard" style:list-style-name="WWNum19">
      <style:paragraph-properties fo:margin-top="0.1945in" fo:margin-bottom="0in" style:contextual-spacing="false"/>
    </style:style>
    <style:style style:name="P34" style:family="paragraph" style:parent-style-name="Standard" style:list-style-name="WWNum19">
      <style:paragraph-properties fo:margin-top="0in" fo:margin-bottom="0in" style:contextual-spacing="false"/>
    </style:style>
    <style:style style:name="P35" style:family="paragraph" style:parent-style-name="Standard" style:list-style-name="WWNum19">
      <style:paragraph-properties fo:margin-top="0in" fo:margin-bottom="0.1945in" style:contextual-spacing="false"/>
    </style:style>
    <style:style style:name="P36" style:family="paragraph" style:parent-style-name="Standard" style:list-style-name="WWNum20">
      <style:paragraph-properties fo:margin-top="0.1945in" fo:margin-bottom="0in" style:contextual-spacing="false"/>
    </style:style>
    <style:style style:name="P37" style:family="paragraph" style:parent-style-name="Standard" style:list-style-name="WWNum20">
      <style:paragraph-properties fo:margin-top="0in" fo:margin-bottom="0in" style:contextual-spacing="false"/>
    </style:style>
    <style:style style:name="P38" style:family="paragraph" style:parent-style-name="Standard" style:list-style-name="WWNum20">
      <style:paragraph-properties fo:margin-top="0in" fo:margin-bottom="0.1945in" style:contextual-spacing="false"/>
    </style:style>
    <style:style style:name="P39" style:family="paragraph" style:parent-style-name="Standard" style:list-style-name="WWNum21">
      <style:paragraph-properties fo:margin-top="0.1945in" fo:margin-bottom="0.1945in" style:contextual-spacing="false"/>
    </style:style>
    <style:style style:name="P40" style:family="paragraph" style:parent-style-name="Standard" style:list-style-name="WWNum22">
      <style:paragraph-properties fo:margin-top="0.1945in" fo:margin-bottom="0.1945in" style:contextual-spacing="false"/>
    </style:style>
    <style:style style:name="P41" style:family="paragraph" style:parent-style-name="Standard" style:list-style-name="WWNum23">
      <style:paragraph-properties fo:margin-top="0.1945in" fo:margin-bottom="0in" style:contextual-spacing="false"/>
    </style:style>
    <style:style style:name="P42" style:family="paragraph" style:parent-style-name="Standard" style:list-style-name="WWNum23">
      <style:paragraph-properties fo:margin-top="0in" fo:margin-bottom="0.1945in" style:contextual-spacing="false"/>
    </style:style>
    <style:style style:name="P43" style:family="paragraph" style:parent-style-name="Standard" style:list-style-name="WWNum24">
      <style:paragraph-properties fo:margin-top="0.1945in" fo:margin-bottom="0in" style:contextual-spacing="false"/>
    </style:style>
    <style:style style:name="P44" style:family="paragraph" style:parent-style-name="Standard" style:list-style-name="WWNum24">
      <style:paragraph-properties fo:margin-top="0in" fo:margin-bottom="0.1945in" style:contextual-spacing="false"/>
    </style:style>
    <style:style style:name="P45" style:family="paragraph" style:parent-style-name="Standard" style:list-style-name="WWNum25">
      <style:paragraph-properties fo:margin-top="0.1945in" fo:margin-bottom="0in" style:contextual-spacing="false"/>
    </style:style>
    <style:style style:name="P46" style:family="paragraph" style:parent-style-name="Standard" style:list-style-name="WWNum25">
      <style:paragraph-properties fo:margin-top="0in" fo:margin-bottom="0.1945in" style:contextual-spacing="false"/>
    </style:style>
    <style:style style:name="P47" style:family="paragraph" style:parent-style-name="Standard" style:list-style-name="WWNum26">
      <style:paragraph-properties fo:margin-top="0.1945in" fo:margin-bottom="0in" style:contextual-spacing="false"/>
    </style:style>
    <style:style style:name="P48" style:family="paragraph" style:parent-style-name="Standard" style:list-style-name="WWNum26">
      <style:paragraph-properties fo:margin-top="0in" fo:margin-bottom="0.1945in" style:contextual-spacing="false"/>
    </style:style>
    <style:style style:name="P49" style:family="paragraph" style:parent-style-name="Standard" style:list-style-name="WWNum27">
      <style:paragraph-properties fo:margin-top="0.1945in" fo:margin-bottom="0in" style:contextual-spacing="false"/>
    </style:style>
    <style:style style:name="P50" style:family="paragraph" style:parent-style-name="Standard" style:list-style-name="WWNum27">
      <style:paragraph-properties fo:margin-top="0in" fo:margin-bottom="0in" style:contextual-spacing="false"/>
    </style:style>
    <style:style style:name="P51" style:family="paragraph" style:parent-style-name="Standard" style:list-style-name="WWNum27">
      <style:paragraph-properties fo:margin-top="0in" fo:margin-bottom="0.1945in" style:contextual-spacing="false"/>
    </style:style>
    <style:style style:name="P52" style:family="paragraph" style:parent-style-name="Standard" style:list-style-name="">
      <style:paragraph-properties fo:margin-top="0.1945in" fo:margin-bottom="0.1945in" style:contextual-spacing="false"/>
      <style:text-properties fo:color="#abb2bf" loext:opacity="100%" style:font-name="var(--font-mono)" fo:font-size="10pt" fo:font-weight="bold" style:font-name-asian="Times New Roman1" style:font-size-asian="10pt" style:font-weight-asian="bold" style:font-name-complex="Courier New2" style:font-size-complex="10pt" style:font-weight-complex="bold"/>
    </style:style>
    <style:style style:name="P53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4" style:family="text">
      <style:text-properties fo:color="#000000" loext:opacity="100%" style:font-name="Courier New1" fo:font-size="10pt" style:font-name-asian="Times New Roman1" style:font-size-asian="10pt" style:font-name-complex="Courier New2" style:font-size-complex="10pt"/>
    </style:style>
    <style:style style:name="T5" style:family="text">
      <style:text-properties fo:color="#000000" loext:opacity="100%" style:font-name="Courier New1" fo:font-size="10pt" fo:font-weight="bold" style:font-name-asian="Times New Roman1" style:font-size-asian="10pt" style:font-weight-asian="bold" style:font-name-complex="Courier New2" style:font-size-complex="10pt" style:font-weight-complex="bold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var(--font-mono)" fo:font-size="10pt" style:font-name-asian="Times New Roman1" style:font-size-asian="10pt" style:font-name-complex="Courier New2" style:font-size-complex="10pt"/>
    </style:style>
    <style:style style:name="T9" style:family="text">
      <style:text-properties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10" style:family="text">
      <style:text-properties style:font-name="var(--font-mono)" fo:font-size="10pt" fo:language="en" fo:country="US" officeooo:rsid="001a3158" style:font-name-asian="Times New Roman1" style:font-size-asian="10pt" style:font-name-complex="Courier New2" style:font-size-complex="10pt"/>
    </style:style>
    <style:style style:name="T11" style:family="text">
      <style:text-properties style:font-name="var(--font-mono)" fo:font-size="10pt" fo:language="en" fo:country="US" fo:font-style="italic" style:font-name-asian="Times New Roman1" style:font-size-asian="10pt" style:font-style-asian="italic" style:font-name-complex="Courier New2" style:font-size-complex="10pt" style:font-style-complex="italic"/>
    </style:style>
    <style:style style:name="T12" style:family="text">
      <style:text-properties style:font-name="var(--font-mono)" fo:font-size="10pt" fo:font-style="italic" style:font-name-asian="Times New Roman1" style:font-size-asian="10pt" style:font-style-asian="italic" style:font-name-complex="Courier New2" style:font-size-complex="10pt" style:font-style-complex="italic"/>
    </style:style>
    <style:style style:name="T13" style:family="text">
      <style:text-properties style:font-name="var(--font-mono)" fo:font-size="9pt" fo:language="en" fo:country="US" fo:font-style="italic" style:font-name-asian="Times New Roman1" style:font-size-asian="9pt" style:font-style-asian="italic" style:font-name-complex="Courier New2" style:font-size-complex="9pt" style:font-style-complex="italic"/>
    </style:style>
    <style:style style:name="T14" style:family="text">
      <style:text-properties style:font-name="var(--font-mono)" fo:font-size="9pt" fo:font-style="italic" style:font-name-asian="Times New Roman1" style:font-size-asian="9pt" style:font-style-asian="italic" style:font-name-complex="Courier New2" style:font-size-complex="9pt" style:font-style-complex="italic"/>
    </style:style>
    <style:style style:name="T15" style:family="text">
      <style:text-properties style:font-name="var(--font-mono)" fo:font-size="9pt" fo:font-style="italic" officeooo:rsid="0016f10b" style:font-name-asian="Times New Roman1" style:font-size-asian="9pt" style:font-style-asian="italic" style:font-name-complex="Courier New2" style:font-size-complex="9pt" style:font-style-complex="italic"/>
    </style:style>
    <style:style style:name="T16" style:family="text">
      <style:text-properties style:font-name="var(--font-mono)" fo:font-size="9pt" style:font-name-asian="Times New Roman1" style:font-size-asian="9pt" style:font-name-complex="Courier New2" style:font-size-complex="9pt"/>
    </style:style>
    <style:style style:name="T17" style:family="text">
      <style:text-properties officeooo:rsid="001bb35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b353" style:font-weight-asian="bold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bb353" style:font-style-asian="italic" style:font-weight-asian="bold" style:font-style-complex="italic" style:font-weight-complex="bold"/>
    </style:style>
    <style:style style:name="T22" style:family="text">
      <style:text-properties officeooo:rsid="001c5883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from-top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INISHELL - Documentation Interface Parser</text:h>
      <text:h text:style-name="P6" text:outline-level="2">Vue d'ensemble</text:h>
      <text:p text:style-name="P7">Ce parser traite une ligne de commande et génère un AST (Abstract Syntax Tree) prêt pour l'exécution.</text:p>
      <text:p text:style-name="P10">Flow principal :</text:p>
      <text:p text:style-name="P21">Input → lexer_split() → validate_syntax() → expand_tokens() → parse_tokens() → AST</text:p>
      <text:p text:style-name="Standard"><draw:rect text:anchor-type="as-char" style:rel-width="100%" draw:z-index="0" draw:name="Shape1" draw:style-name="gr1" draw:text-style-name="P53" svg:width="6.2961in" svg:height="0.0012in"><text:p/></draw:rect><text:span text:style-name="T3">Structures de données</text:span></text:p>
      <text:h text:style-name="P12" text:outline-level="3">t_node - Nœud de l'AST</text:h>
      <text:p text:style-name="P1"><text:span text:style-name="T9">typedef struct s_node</text:span></text:p>
      <text:p text:style-name="P3">{</text:p>
      <text:p text:style-name="P1"><text:span text:style-name="T9"><text:s text:c="4"/></text:span><text:span text:style-name="T8">t_node_type type; <text:s text:c="7"/></text:span><text:span text:style-name="T12">// NODE_COMMAND ou NODE_PIPE</text:span></text:p>
      <text:p text:style-name="P1"><text:span text:style-name="T8"><text:s text:c="4"/>struct s_node *left; <text:s text:c="4"/></text:span><text:span text:style-name="T12">// Nœud gauche (pour pipes)</text:span></text:p>
      <text:p text:style-name="P1"><text:span text:style-name="T8"><text:s text:c="4"/>struct s_node *right; <text:s text:c="3"/></text:span><text:span text:style-name="T12">// Nœud droit (pour pipes)</text:span></text:p>
      <text:p text:style-name="P1"><text:span text:style-name="T8"><text:s text:c="4"/>t_command *command; <text:s text:c="5"/></text:span><text:span text:style-name="T12">// Données de commande (si type = NODE_COMMAND)</text:span></text:p>
      <text:p text:style-name="P21">} t_node;</text:p>
      <text:p text:style-name="P13">Types possibles :</text:p>
      <text:list xml:id="list811906921" text:style-name="WWNum16">
        <text:list-item>
          <text:p text:style-name="P28"><text:span text:style-name="T4">NODE_COMMAND </text:span><text:span text:style-name="T1">: Commande simple</text:span></text:p>
        </text:list-item>
        <text:list-item>
          <text:p text:style-name="P29"><text:span text:style-name="T4">NODE_PIPE </text:span><text:span text:style-name="T1">: Pipe entre deux commandes</text:span></text:p>
        </text:list-item>
      </text:list>
      <text:h text:style-name="P12" text:outline-level="3">t_command - Données d'une commande</text:h>
      <text:p text:style-name="P2"><text:span text:style-name="T8">typedef struct s_command</text:span></text:p>
      <text:p text:style-name="P21">{</text:p>
      <text:p text:style-name="P1"><text:span text:style-name="T8"><text:s text:c="4"/>char **argv; <text:s text:c="10"/></text:span><text:span text:style-name="T16"><text:s/></text:span><text:span text:style-name="T14">// Arguments de la </text:span><text:span text:style-name="T15">cmd</text:span><text:span text:style-name="T14"> (argv[0] = nom commande, NULL-terminated)</text:span></text:p>
      <text:p text:style-name="P1"><text:span text:style-name="T8"><text:s text:c="4"/>t_redirect *redir; <text:s text:c="4"/></text:span><text:span text:style-name="T16"><text:s/></text:span><text:span text:style-name="T14">// Liste chaînée des redirections (peut être NULL)</text:span></text:p>
      <text:p text:style-name="P21">} t_command;</text:p>
      <text:h text:style-name="P12" text:outline-level="3">t_redirect - Redirection</text:h>
      <text:p text:style-name="P2"><text:span text:style-name="T9">typedef struct s_redirect</text:span></text:p>
      <text:p text:style-name="P3">{</text:p>
      <text:p text:style-name="P1"><text:span text:style-name="T9"><text:s text:c="4"/>int type; <text:s text:c="19"/></text:span><text:span text:style-name="T13">// REDIR_IN, REDIR_OUT, REDIR_APPEND, REDIR_HEREDOC</text:span></text:p>
      <text:p text:style-name="P1"><text:span text:style-name="T9"><text:s text:c="4"/></text:span><text:span text:style-name="T8">char *filename; <text:s text:c="13"/></text:span><text:span text:style-name="T14">// Nom du fichier ou délimiteur heredoc</text:span></text:p>
      <text:p text:style-name="P1"><text:span text:style-name="T8"><text:s text:c="4"/>struct s_redirect *next; <text:s text:c="3"/></text:span><text:span text:style-name="T16"><text:s/></text:span><text:span text:style-name="T14">// Redirection suivante (NULL si dernière)</text:span></text:p>
      <text:p text:style-name="P21">} t_redirect;</text:p>
      <text:p text:style-name="P10"/>
      <text:p text:style-name="P10"><text:soft-page-break/>Types de redirections :</text:p>
      <text:p text:style-name="P2"><text:span text:style-name="T9">typedef enum e_redir_type</text:span></text:p>
      <text:p text:style-name="P3">{</text:p>
      <text:p text:style-name="P1"><text:span text:style-name="T9"><text:s text:c="4"/>REDIR_IN = 1, <text:s text:c="11"/></text:span><text:span text:style-name="T11">// &lt; <text:s/>(input)</text:span></text:p>
      <text:p text:style-name="P1"><text:span text:style-name="T9"><text:s text:c="4"/>REDIR_OUT, <text:s text:c="14"/></text:span><text:span text:style-name="T11">// &gt; <text:s/>(output, écrase)</text:span></text:p>
      <text:p text:style-name="P1"><text:span text:style-name="T9"><text:s text:c="4"/>REDIR_APPEND, <text:s text:c="7"/></text:span><text:span text:style-name="T11">// &gt;&gt; (output, ajoute)</text:span></text:p>
      <text:p text:style-name="P1"><text:span text:style-name="T9"><text:s text:c="4"/>REDIR_HEREDOC <text:s text:c="5"/></text:span><text:span text:style-name="T11">// &lt;&lt; (heredoc)</text:span></text:p>
      <text:p text:style-name="P21">} t_redir_type;</text:p>
      <text:h text:style-name="P14" text:outline-level="3">t_expand_ctx - Contexte d'expansion</text:h>
      <text:p text:style-name="P2"><text:span text:style-name="T9">typedef struct s_expand_ctx</text:span></text:p>
      <text:p text:style-name="P21">{</text:p>
      <text:p text:style-name="P1"><text:span text:style-name="T8"><text:s text:c="4"/>char **env; <text:s text:c="13"/></text:span><text:span text:style-name="T12">// Tableau des variables d'environnement</text:span></text:p>
      <text:p text:style-name="P1"><text:span text:style-name="T8"><text:s text:c="4"/>int last_exit_code; <text:s text:c="5"/></text:span><text:span text:style-name="T12">// Code de retour dernière commande ($?)</text:span></text:p>
      <text:p text:style-name="P21">} t_expand_ctx;</text:p>
      <text:p text:style-name="Standard"><draw:rect text:anchor-type="as-char" style:rel-width="100%" draw:z-index="1" draw:name="Shape2" draw:style-name="gr1" draw:text-style-name="P53" svg:width="6.2961in" svg:height="0.0012in"><text:p/></draw:rect></text:p>
      <text:h text:style-name="P15" text:outline-level="2">Fonctions principales<text:bookmark text:name="_GoBack"/></text:h>
      <text:h text:style-name="P14" text:outline-level="3">Parsing complet</text:h>
      <text:h text:style-name="P11" text:outline-level="4">lexer_split()</text:h>
      <text:p text:style-name="P2"><text:span text:style-name="T8">char **lexer_split(char *line);</text:span></text:p>
      <text:list xml:id="list3769671563" text:style-name="WWNum17">
        <text:list-item>
          <text:p text:style-name="P23"><text:span text:style-name="T7">Entrée : </text:span><text:span text:style-name="T6">Ligne de commande brute</text:span></text:p>
        </text:list-item>
        <text:list-item>
          <text:p text:style-name="P24"><text:span text:style-name="T7">Sortie : </text:span><text:span text:style-name="T6">Tableau de tokens (NULL-terminated) ou NULL si erreur</text:span></text:p>
        </text:list-item>
        <text:list-item>
          <text:p text:style-name="P25"><text:span text:style-name="T7">Erreurs : </text:span><text:span text:style-name="T6">Retourne NULL si quotes non fermées ou malloc failed</text:span></text:p>
        </text:list-item>
      </text:list>
      <text:h text:style-name="P11" text:outline-level="4">validate_syntax()</text:h>
      <text:p text:style-name="P2"><text:span text:style-name="T8">int validate_syntax(char **tokens);</text:span></text:p>
      <text:list xml:id="list3552128194" text:style-name="WWNum18">
        <text:list-item>
          <text:p text:style-name="P30"><text:span text:style-name="T2">Entrée : </text:span><text:span text:style-name="T1">Tableau de tokens</text:span></text:p>
        </text:list-item>
        <text:list-item>
          <text:p text:style-name="P31"><text:span text:style-name="T2">Sortie : </text:span><text:span text:style-name="T1">1 si syntaxe valide, 0 sinon</text:span></text:p>
        </text:list-item>
        <text:list-item>
          <text:p text:style-name="P32"><text:span text:style-name="T2">Vérifie : </text:span><text:span text:style-name="T1">Pipes et redirections valides</text:span></text:p>
        </text:list-item>
      </text:list>
      <text:h text:style-name="P11" text:outline-level="4">expand_tokens()</text:h>
      <text:p text:style-name="P2"><text:span text:style-name="T8">char **expand_tokens(char **tokens, t_expand_ctx *ctx);</text:span></text:p>
      <text:list xml:id="list1229498881" text:style-name="WWNum19">
        <text:list-item>
          <text:p text:style-name="P33"><text:span text:style-name="T2">Entrée : </text:span><text:span text:style-name="T1">Tokens bruts + contexte d'expansion</text:span></text:p>
        </text:list-item>
        <text:list-item>
          <text:p text:style-name="P34"><text:span text:style-name="T2">Sortie : </text:span><text:span text:style-name="T1">Tokens avec variables expandées (nouveau tableau)</text:span></text:p>
        </text:list-item>
        <text:list-item>
          <text:p text:style-name="P35"><text:span text:style-name="T2">Gère : </text:span><text:span text:style-name="T4">$VAR</text:span><text:span text:style-name="T1">,</text:span><text:span text:style-name="T4">$?</text:span><text:span text:style-name="T1">, contextes de quotes</text:span></text:p>
        </text:list-item>
      </text:list>
      <text:h text:style-name="P11" text:outline-level="4"><text:soft-page-break/>parse_tokens()</text:h>
      <text:p text:style-name="P2"><text:span text:style-name="T8">t_node *parse_tokens(char **tokens);</text:span></text:p>
      <text:list xml:id="list50303033" text:style-name="WWNum20">
        <text:list-item>
          <text:p text:style-name="P36"><text:span text:style-name="T2">Entrée : </text:span><text:span text:style-name="T1">Tokens expandés et validés</text:span></text:p>
        </text:list-item>
        <text:list-item>
          <text:p text:style-name="P37"><text:span text:style-name="T2">Sortie : </text:span><text:span text:style-name="T1">Racine de l'AST ou NULL si erreur</text:span></text:p>
        </text:list-item>
        <text:list-item>
          <text:p text:style-name="P38"><text:span text:style-name="T2">Crée : </text:span><text:span text:style-name="T1">Structure complète de l'arbre</text:span></text:p>
        </text:list-item>
      </text:list>
      <text:h text:style-name="P14" text:outline-level="3">Libération mémoire</text:h>
      <text:h text:style-name="P11" text:outline-level="4">free_node()</text:h>
      <text:p text:style-name="P2"><text:span text:style-name="T8">void free_node(t_node *node);</text:span></text:p>
      <text:list xml:id="list480580878" text:style-name="WWNum21">
        <text:list-item>
          <text:p text:style-name="P39"><text:span text:style-name="T2">Libère récursivement : </text:span><text:span text:style-name="T1">Tout l'AST (nodes, commands, redirections, argv)</text:span></text:p>
        </text:list-item>
      </text:list>
      <text:h text:style-name="P16" text:outline-level="4">free_tokens()</text:h>
      <text:p text:style-name="P2"><text:span text:style-name="T9">void free_tokens(char **tokens);</text:span></text:p>
      <text:list xml:id="list1489579795" text:style-name="WWNum22">
        <text:list-item>
          <text:p text:style-name="P40"><text:span text:style-name="T2">Libère : </text:span><text:span text:style-name="T1">Tableau de tokens</text:span></text:p>
        </text:list-item>
      </text:list>
      <text:p text:style-name="Standard"><draw:rect text:anchor-type="as-char" style:rel-width="100%" draw:z-index="2" draw:name="Shape3" draw:style-name="gr1" draw:text-style-name="P53" svg:width="6.2961in" svg:height="0.0012in"><text:p/></draw:rect></text:p>
      <text:h text:style-name="P15" text:outline-level="2">Structure de l'AST - Exemples</text:h>
      <text:h text:style-name="P8" text:outline-level="3">Commande simple</text:h>
      <text:p text:style-name="P3">Input: "echo hello"</text:p>
      <text:p text:style-name="P1"/>
      <text:p text:style-name="P3">AST:</text:p>
      <text:p text:style-name="P3">NODE_COMMAND</text:p>
      <text:p text:style-name="P3">├── argv = ["echo", "hello", NULL]</text:p>
      <text:p text:style-name="P3">└── redir = NULL</text:p>
      <text:h text:style-name="P9" text:outline-level="3">Commande avec redirection</text:h>
      <text:p text:style-name="P3">Input: "cat &lt; input.txt &gt; output.txt"</text:p>
      <text:p text:style-name="P1"/>
      <text:p text:style-name="P3">AST:</text:p>
      <text:p text:style-name="P3">NODE_COMMAND</text:p>
      <text:p text:style-name="P3">├── argv = ["cat", NULL]</text:p>
      <text:p text:style-name="P3">└── redir → [type=REDIR_IN, file="input.txt", next→]</text:p>
      <text:p text:style-name="P3"><text:s text:c="12"/>[type=REDIR_OUT, file="output.txt", next=NULL]</text:p>
      <text:h text:style-name="P9" text:outline-level="3"/>
      <text:h text:style-name="P9" text:outline-level="3"/>
      <text:h text:style-name="P9" text:outline-level="3"><text:soft-page-break/>Pipe multiple</text:h>
      <text:p text:style-name="P1"><text:span text:style-name="T9">I</text:span><text:span text:style-name="T10">np</text:span><text:span text:style-name="T9">ut: "ls | grep txt | wc -l"</text:span></text:p>
      <text:p text:style-name="P1"/>
      <text:p text:style-name="P3">AST:</text:p>
      <text:p text:style-name="P3">NODE_PIPE</text:p>
      <text:p text:style-name="P3">├── left = NODE_PIPE</text:p>
      <text:p text:style-name="P3">│ <text:s text:c="2"/>├── left = NODE_COMMAND ["ls"]</text:p>
      <text:p text:style-name="P3">│ <text:s text:c="2"/>└── right = NODE_COMMAND ["grep", "txt"]</text:p>
      <text:p text:style-name="P3">└── right = NODE_COMMAND ["wc", "-l"]</text:p>
      <text:h text:style-name="P9" text:outline-level="3">Pipe avec redirections</text:h>
      <text:p text:style-name="P3">Input: "ls -l | grep txt &gt; output.txt"</text:p>
      <text:p text:style-name="P3"/>
      <text:p text:style-name="P3">AST:</text:p>
      <text:p text:style-name="P3">NODE_PIPE</text:p>
      <text:p text:style-name="P3">├── left = NODE_COMMAND ["ls", "-l"]</text:p>
      <text:p text:style-name="P3">└── right = NODE_COMMAND ["grep", "txt"]</text:p>
      <text:p text:style-name="P3"><text:s text:c="4"/>└── redir → [type=REDIR_OUT, file="output.txt"]</text:p>
      <text:p text:style-name="Standard"><draw:rect text:anchor-type="as-char" style:rel-width="100%" draw:z-index="3" draw:name="Shape4" draw:style-name="gr1" draw:text-style-name="P53" svg:width="6.2961in" svg:height="0.0012in"><text:p/></draw:rect></text:p>
      <text:h text:style-name="P15" text:outline-level="2">Parcours de l'AST</text:h>
      <text:h text:style-name="P17" text:outline-level="3">Identifier le type de nœud</text:h>
      <text:p text:style-name="P1"><text:span text:style-name="T9">if (node-&gt;type == NODE_COMMAND)</text:span></text:p>
      <text:p text:style-name="P21">{</text:p>
      <text:p text:style-name="P1"><text:span text:style-name="T8"><text:s text:c="4"/></text:span><text:span text:style-name="T12">// Exécuter la commande</text:span></text:p>
      <text:p text:style-name="P1"><text:span text:style-name="T8"><text:s text:c="4"/>execute_command(node-&gt;command);</text:span></text:p>
      <text:p text:style-name="P3">}</text:p>
      <text:p text:style-name="P1"><text:span text:style-name="T9">else if (node-&gt;type == NODE_PIPE)</text:span></text:p>
      <text:p text:style-name="P21">{</text:p>
      <text:p text:style-name="P1"><text:span text:style-name="T8"><text:s text:c="4"/></text:span><text:span text:style-name="T12">// Traiter le pipe récursivement</text:span></text:p>
      <text:p text:style-name="P1"><text:span text:style-name="T8"><text:s text:c="4"/>execute_pipe(node-&gt;left, node-&gt;right);</text:span></text:p>
      <text:p text:style-name="P21">}</text:p>
      <text:h text:style-name="P18" text:outline-level="3"/>
      <text:h text:style-name="P18" text:outline-level="3"/>
      <text:h text:style-name="P18" text:outline-level="3"/>
      <text:h text:style-name="P18" text:outline-level="3"><text:soft-page-break/></text:h>
      <text:h text:style-name="P18" text:outline-level="3">Accéder aux arguments</text:h>
      <text:p text:style-name="P1"><text:span text:style-name="T8">if (node-&gt;type == NODE_COMMAND &amp;&amp; node-&gt;command &amp;&amp; node-&gt;command-&gt;argv)</text:span></text:p>
      <text:p text:style-name="P21">{</text:p>
      <text:p text:style-name="P1"><text:span text:style-name="T8"><text:s text:c="4"/>char **args = node-&gt;command-&gt;argv;</text:span></text:p>
      <text:p text:style-name="P1"><text:span text:style-name="T8"><text:s text:c="4"/>char *cmd_name = args[0]; <text:s/></text:span><text:span text:style-name="T12">// Nom de la commande</text:span></text:p>
      <text:p text:style-name="P21"><text:s text:c="4"/></text:p>
      <text:p text:style-name="P1"><text:span text:style-name="T8"><text:s text:c="4"/></text:span><text:span text:style-name="T12">// Parcourir tous les arguments</text:span></text:p>
      <text:p text:style-name="P1"><text:span text:style-name="T8"><text:s text:c="4"/>int i = 0;</text:span></text:p>
      <text:p text:style-name="P1"><text:span text:style-name="T8"><text:s text:c="4"/></text:span><text:span text:style-name="T9">while (args[i])</text:span></text:p>
      <text:p text:style-name="P3"><text:s text:c="4"/>{</text:p>
      <text:p text:style-name="P1"><text:span text:style-name="T9"><text:s text:c="8"/>printf("Arg %d: %s\n", i, args[i]);</text:span></text:p>
      <text:p text:style-name="P1"><text:span text:style-name="T9"><text:s text:c="8"/></text:span><text:span text:style-name="T8">i++;</text:span></text:p>
      <text:p text:style-name="P21"><text:s text:c="4"/>}</text:p>
      <text:p text:style-name="P21">}</text:p>
      <text:p text:style-name="Standard"><draw:rect text:anchor-type="as-char" svg:y="-0.002in" style:rel-width="100%" draw:z-index="4" draw:name="Shape5" draw:style-name="gr2" draw:text-style-name="P53" svg:width="6.2961in" svg:height="0.0012in"><text:p/></draw:rect><text:span text:style-name="T3">Gestion des erreurs</text:span></text:p>
      <text:h text:style-name="P17" text:outline-level="3">Messages d'erreur</text:h>
      <text:list xml:id="list3293622571" text:style-name="WWNum23">
        <text:list-item>
          <text:p text:style-name="P41"><text:span text:style-name="T2">"Lexer error : quotes not closed or failed malloc"</text:span><text:span text:style-name="T1">: Quotes non fermées ou problème mémoire</text:span></text:p>
        </text:list-item>
        <text:list-item>
          <text:p text:style-name="P42"><text:span text:style-name="T2">"Syntax error" </text:span><text:span text:style-name="T1">: Pipes ou redirections invalides</text:span></text:p>
        </text:list-item>
      </text:list>
      <text:h text:style-name="P17" text:outline-level="3">Codes de retour</text:h>
      <text:list xml:id="list2981939618" text:style-name="WWNum24">
        <text:list-item>
          <text:p text:style-name="P43"><text:span text:style-name="T2">NULL </text:span><text:span text:style-name="T1">: Échec du parsing/lexing/expansion</text:span></text:p>
        </text:list-item>
        <text:list-item>
          <text:p text:style-name="P44"><text:span text:style-name="T2">Pointeur valide </text:span><text:span text:style-name="T1">: Opération réussie</text:span></text:p>
        </text:list-item>
      </text:list>
      <text:p text:style-name="Standard"><draw:rect text:anchor-type="as-char" style:rel-width="100%" draw:z-index="5" draw:name="Shape6" draw:style-name="gr1" draw:text-style-name="P53" svg:width="6.2961in" svg:height="0.0012in"><text:p/></draw:rect></text:p>
      <text:h text:style-name="P15" text:outline-level="2">Expansion des variables</text:h>
      <text:h text:style-name="P17" text:outline-level="3">Variables supportées</text:h>
      <text:list xml:id="list2251928796" text:style-name="WWNum25">
        <text:list-item>
          <text:p text:style-name="P45"><text:span text:style-name="T4">$VAR </text:span><text:span text:style-name="T1">: Variables d'environnement (ex: </text:span><text:span text:style-name="T4">$USER</text:span><text:span text:style-name="T1">, </text:span><text:span text:style-name="T4">$HOME</text:span><text:span text:style-name="T1">)</text:span></text:p>
        </text:list-item>
        <text:list-item>
          <text:p text:style-name="P46"><text:span text:style-name="T4">$? </text:span><text:span text:style-name="T1">: Code de retour dernière commande</text:span></text:p>
        </text:list-item>
      </text:list>
      <text:h text:style-name="P14" text:outline-level="3">Contextes de quotes</text:h>
      <text:list xml:id="list4275646962" text:style-name="WWNum26">
        <text:list-item>
          <text:p text:style-name="P47"><text:span text:style-name="T2">Single quotes'…</text:span><text:span text:style-name="T5">'</text:span><text:span text:style-name="T1">: Pas d'expansion, tout est littéral</text:span></text:p>
        </text:list-item>
        <text:list-item>
          <text:p text:style-name="P48"><text:span text:style-name="T2">Double quotes </text:span><text:span text:style-name="T5">"…" </text:span><text:span text:style-name="T1">: Expansion des variables activée</text:span></text:p>
        </text:list-item>
      </text:list>
      <text:p text:style-name="P10"/>
      <text:p text:style-name="P10"><text:soft-page-break/>Exemples :</text:p>
      <text:p text:style-name="P19">bash</text:p>
      <text:p text:style-name="P1"><text:span text:style-name="T8">$ echo '$USER' <text:s text:c="4"/>→ $USER (pas d'expansion)</text:span></text:p>
      <text:p text:style-name="P1"><text:span text:style-name="T8">$ echo "$USER" <text:s text:c="4"/>→ sdossa (expansion)</text:span></text:p>
      <text:h text:style-name="P18" text:outline-level="3">Mécanisme technique</text:h>
      <text:list xml:id="list1232177391" text:style-name="WWNum27">
        <text:list-item>
          <text:p text:style-name="P49"><text:span text:style-name="T2">Lexer </text:span><text:span text:style-name="T1">: Détecte les single quotes et ajoute un marqueur </text:span><text:span text:style-name="T4">\x01 </text:span><text:span text:style-name="T1">au début du token</text:span></text:p>
        </text:list-item>
        <text:list-item>
          <text:p text:style-name="P50"><text:span text:style-name="T2">Expansion </text:span><text:span text:style-name="T1">: Détecte le marqueur et skip l'expansion pour ces tokens</text:span></text:p>
        </text:list-item>
        <text:list-item>
          <text:p text:style-name="P51"><text:span text:style-name="T2">Double quotes </text:span><text:span text:style-name="T1">: Pas de marqueur, donc expansion normale</text:span></text:p>
        </text:list-item>
      </text:list>
      <text:p text:style-name="Standard"><draw:rect text:anchor-type="as-char" style:rel-width="100%" draw:z-index="6" draw:name="Shape7" draw:style-name="gr1" draw:text-style-name="P53" svg:width="6.2961in" svg:height="0.0012in"><text:p/></draw:rect></text:p>
      <text:h text:style-name="P52" text:outline-level="2"/>
      <text:p text:style-name="Standard"><draw:rect text:anchor-type="as-char" style:rel-width="100%" draw:z-index="7" draw:name="Shape8" draw:style-name="gr1" draw:text-style-name="P53" svg:width="6.2961in" svg:height="0.0012in"><text:p/></draw:rect></text:p>
      <text:h text:style-name="P5" text:outline-level="2"/>
      <text:h text:style-name="P20" text:outline-level="1"/>
      <text:h text:style-name="P2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var(--font-mono)" svg:font-family="var(--font-mono)" style:font-family-generic="roman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맑은 고딕" style:font-size-asian="12pt" style:language-asian="ko" style:country-asian="KR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fr" fo:country="FR" style:letter-kerning="false" style:font-name-asian="맑은 고딕" style:font-size-asian="12pt" style:language-asian="ko" style:country-asian="KR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Titre_20_1_20_Car" style:default-outline-level="1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itre_20_2_20_Car" style:default-outline-level="2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itre_20_3_20_Car" style:default-outline-level="3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itre_20_4_20_Car" style:default-outline-level="4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whitespace-normal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Préformaté_20_HTML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msonormal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3_20_Car" style:display-name="Titre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itre_20_4_20_Car" style:display-name="Titre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-text-400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3</meta:editing-cycles>
    <meta:creation-date>2025-10-27T00:40:00</meta:creation-date>
    <dc:date>2025-11-08T16:26:37.420454311</dc:date>
    <meta:editing-duration>PT2H20M4S</meta:editing-duration>
    <meta:generator>LibreOffice/7.3.7.2$Linux_X86_64 LibreOffice_project/30$Build-2</meta:generator>
    <meta:document-statistic meta:table-count="0" meta:image-count="0" meta:object-count="0" meta:page-count="6" meta:paragraph-count="156" meta:word-count="701" meta:character-count="4777" meta:non-whitespace-character-count="3971"/>
    <meta:user-defined meta:name="AppVersion">16.0000</meta:user-defined>
    <meta:template xlink:type="simple" xlink:actuate="onRequest" xlink:title="Normal.dotm" xlink:href=""/>
  </office:meta>
</office:document-meta>
</file>